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4.016cm"/>
    </style:style>
    <style:style style:name="Tabelle1.B" style:family="table-column">
      <style:table-column-properties style:column-width="10.608cm"/>
    </style:style>
    <style:style style:name="Tabelle1.C" style:family="table-column">
      <style:table-column-properties style:column-width="2.372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6.997cm" table:align="left"/>
    </style:style>
    <style:style style:name="Tabelle3.A" style:family="table-column">
      <style:table-column-properties style:column-width="1.732cm"/>
    </style:style>
    <style:style style:name="Tabelle3.B" style:family="table-column">
      <style:table-column-properties style:column-width="2.284cm"/>
    </style:style>
    <style:style style:name="Tabelle3.C" style:family="table-column">
      <style:table-column-properties style:column-width="2.277cm"/>
    </style:style>
    <style:style style:name="Tabelle3.D" style:family="table-column">
      <style:table-column-properties style:column-width="4.454cm"/>
    </style:style>
    <style:style style:name="Tabelle3.E" style:family="table-column">
      <style:table-column-properties style:column-width="1.251cm"/>
    </style:style>
    <style:style style:name="Tabelle3.I" style:family="table-column">
      <style:table-column-properties style:column-width="1.247cm"/>
    </style:style>
    <style:style style:name="Tabelle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I1" style:family="table-cell">
      <style:table-cell-properties fo:background-color="#b3b3b3" fo:padding="0.097cm" fo:border="0.05pt solid #000000">
        <style:background-image/>
      </style:table-cell-properties>
    </style:style>
    <style:style style:name="Tabelle2" style:family="table">
      <style:table-properties style:width="17.006cm" fo:margin-left="0cm" table:align="left"/>
    </style:style>
    <style:style style:name="Tabelle2.A" style:family="table-column">
      <style:table-column-properties style:column-width="1.732cm"/>
    </style:style>
    <style:style style:name="Tabelle2.B" style:family="table-column">
      <style:table-column-properties style:column-width="2.284cm"/>
    </style:style>
    <style:style style:name="Tabelle2.C" style:family="table-column">
      <style:table-column-properties style:column-width="7.987cm"/>
    </style:style>
    <style:style style:name="Tabelle2.D" style:family="table-column">
      <style:table-column-properties style:column-width="1.25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4" style:family="table">
      <style:table-properties style:width="7.793cm" table:align="margins"/>
    </style:style>
    <style:style style:name="Tabelle4.A" style:family="table-column">
      <style:table-column-properties style:column-width="2.205cm" style:rel-column-width="18542*"/>
    </style:style>
    <style:style style:name="Tabelle4.B" style:family="table-column">
      <style:table-column-properties style:column-width="4.426cm" style:rel-column-width="37217*"/>
    </style:style>
    <style:style style:name="Tabelle4.C" style:family="table-column">
      <style:table-column-properties style:column-width="1.162cm" style:rel-column-width="9776*"/>
    </style:style>
    <style:style style:name="Tabelle4.A1" style:family="table-cell">
      <style:table-cell-properties fo:padding-left="0cm" fo:padding-right="0cm" fo:padding-top="0cm" fo:padding-bottom="0.019cm" fo:border="none"/>
    </style:style>
    <style:style style:name="Tabelle5" style:family="table">
      <style:table-properties style:width="16.997cm" table:align="left" table:border-model="collapsing"/>
    </style:style>
    <style:style style:name="Tabelle5.A" style:family="table-column">
      <style:table-column-properties style:column-width="1.732cm"/>
    </style:style>
    <style:style style:name="Tabelle5.B" style:family="table-column">
      <style:table-column-properties style:column-width="2.284cm"/>
    </style:style>
    <style:style style:name="Tabelle5.C" style:family="table-column">
      <style:table-column-properties style:column-width="2.866cm"/>
    </style:style>
    <style:style style:name="Tabelle5.D" style:family="table-column">
      <style:table-column-properties style:column-width="2.575cm"/>
    </style:style>
    <style:style style:name="Tabelle5.E" style:family="table-column">
      <style:table-column-properties style:column-width="2.552cm"/>
    </style:style>
    <style:style style:name="Tabelle5.F" style:family="table-column">
      <style:table-column-properties style:column-width="1.244cm"/>
    </style:style>
    <style:style style:name="Tabelle5.G" style:family="table-column">
      <style:table-column-properties style:column-width="1.251cm"/>
    </style:style>
    <style:style style:name="Tabelle5.H" style:family="table-column">
      <style:table-column-properties style:column-width="1.258cm"/>
    </style:style>
    <style:style style:name="Tabelle5.I" style:family="table-column">
      <style:table-column-properties style:column-width="1.235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1pt solid #000000" fo:border-right="none" fo:border-top="1pt solid #000000" fo:border-bottom="1pt solid #000000"/>
    </style:style>
    <style:style style:name="Tabelle5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5.E1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elle5.F1" style:family="table-cell">
      <style:table-cell-properties fo:padding="0.097cm" fo:border-left="none" fo:border-right="none" fo:border-top="1pt solid #000000" fo:border-bottom="1pt solid #000000"/>
    </style:style>
    <style:style style:name="Tabelle5.G1" style:family="table-cell">
      <style:table-cell-properties fo:padding="0.097cm" fo:border-left="0.05pt solid #000000" fo:border-right="none" fo:border-top="1pt solid #000000" fo:border-bottom="1pt solid #000000"/>
    </style:style>
    <style:style style:name="Tabelle5.I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elle5.B2" style:family="table-cell">
      <style:table-cell-properties fo:padding="0.097cm" fo:border-left="0.05pt solid #000000" fo:border-right="none" fo:border-top="none" fo:border-bottom="1pt solid #000000"/>
    </style:style>
    <style:style style:name="Tabelle5.E2" style:family="table-cell">
      <style:table-cell-properties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11d9b7"/>
    </style:style>
    <style:style style:name="P7" style:family="paragraph" style:parent-style-name="Standard">
      <style:text-properties fo:font-size="8pt" officeooo:paragraph-rsid="0011d9b7" style:font-size-asian="8pt" style:font-size-complex="8pt"/>
    </style:style>
    <style:style style:name="P8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'de_DE')&gt;</text:placeholder></text:p>
      <text:h text:style-name="Heading_20_1" text:outline-level="1">Arbeitsbericht von <text:text-input text:description="&lt;formatLang(o.date_from,date=True)&gt;">DATE_FROM</text:text-input> bis <text:text-input text:description="&lt;formatLang(o.date_to,date=True)&gt;">DATE_TO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Mitarbeiter:</text:p>
          </table:table-cell>
          <table:table-cell table:style-name="Tabelle1.A1" office:value-type="string">
            <text:p text:style-name="Standard"><text:text-input text:description="&lt;o.employee_id.name&gt;">EMPLOYEE_NAME</text:text-input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Personal Nr.:</text:p>
          </table:table-cell>
          <table:table-cell table:style-name="Tabelle1.A1" office:value-type="string">
            <text:p text:style-name="Standard"><text:text-input text:description="&lt;o.employee_id.identification_id or ''&gt;">IDENTIFICATION_ID</text:text-input>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4"/>
        <table:table-column table:style-name="Tabelle3.I"/>
        <table:table-row>
          <table:table-cell table:style-name="Tabelle3.A1" office:value-type="string">
            <text:p text:style-name="P4">Tag</text:p>
          </table:table-cell>
          <table:table-cell table:style-name="Tabelle3.A1" office:value-type="string">
            <text:p text:style-name="P5">Anwesenheit</text:p>
          </table:table-cell>
          <table:table-cell table:style-name="Tabelle3.A1" office:value-type="string">
            <text:p text:style-name="P4">Kostenstelle</text:p>
          </table:table-cell>
          <table:table-cell table:style-name="Tabelle3.A1" office:value-type="string">
            <text:p text:style-name="P4">Tätigkeit</text:p>
          </table:table-cell>
          <table:table-cell table:style-name="Tabelle3.A1" office:value-type="string">
            <text:p text:style-name="P5">Std.</text:p>
            <text:p text:style-name="P5">Erf.</text:p>
          </table:table-cell>
          <table:table-cell table:style-name="Tabelle3.A1" office:value-type="string">
            <text:p text:style-name="P5">Gesamt</text:p>
            <text:p text:style-name="P5">Erf.</text:p>
          </table:table-cell>
          <table:table-cell table:style-name="Tabelle3.A1" office:value-type="string">
            <text:p text:style-name="P5">Std.</text:p>
            <text:p text:style-name="P5">Soll</text:p>
          </table:table-cell>
          <table:table-cell table:style-name="Tabelle3.A1" office:value-type="string">
            <text:p text:style-name="P5">Std.</text:p>
            <text:p text:style-name="P5">Ist</text:p>
          </table:table-cell>
          <table:table-cell table:style-name="Tabelle3.I1" office:value-type="string">
            <text:p text:style-name="P5">Std.</text:p>
            <text:p text:style-name="P5">Diff.</text:p>
          </table:table-cell>
        </table:table-row>
      </table:table>
      <text:p text:style-name="P1"><text:text-input text:description="&lt;for each=&quot;day in timesheet_lines(o)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4"/>
        <table:table-row>
          <table:table-cell table:style-name="Tabelle2.A1" office:value-type="string">
            <text:p text:style-name="P3"><text:text-input text:description="&lt;formatLang(day.day,date=True)&gt;">DAY</text:text-input></text:p>
          </table:table-cell>
          <table:table-cell table:style-name="Tabelle2.A1" office:value-type="string">
            <text:p text:style-name="P2"><text:text-input text:description="&lt;for each=&quot;att in day.attendance&quot;&gt;">FOR EACH ATT</text:text-input></text:p>
            <text:p text:style-name="P2"><text:text-input text:description="&lt;att.fromTime&gt;">FROM_TIME</text:text-input> - <text:text-input text:description="&lt;att.toTime&gt;">TO_TIME</text:text-input></text:p>
            <text:p text:style-name="P2"><text:text-input text:description="&lt;/for&gt;">END FOR</text:text-input></text:p>
            <text:p text:style-name="P2"><text:text-input text:description="&lt;for each=&quot;leave in day.leaves&quot;&gt;">FOR EACH LEAVE</text:text-input></text:p>
            <text:p text:style-name="P2"><text:text-input text:description="&lt;leave&gt;">LEAVE</text:text-input></text:p>
            <text:p text:style-name="P2"><text:text-input text:description="&lt;/for&gt;">END FOR</text:text-input></text:p>
          </table:table-cell>
          <table:table-cell table:style-name="Tabelle2.A1" office:value-type="string">
            <text:p text:style-name="P2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office:value-type="string">
                  <text:p text:style-name="P2"><text:text-input text:description="&lt;choose&gt;">START CHOOSE</text:text-input></text:p>
                  <text:p text:style-name="P2"><text:text-input text:description="&lt;otherwise&gt;">WHEN OTHER</text:text-input></text:p>
                  <text:p text:style-name="P2"><text:text-input text:description="&lt;work.account_id and work.account_id.name or ''&gt;">ACCOUNT</text:text-input></text:p>
                  <text:p text:style-name="P2"><text:text-input text:description="&lt;/otherwise&gt;">END OTHER</text:text-input></text:p>
                  <text:p text:style-name="P2"><text:text-input text:description="&lt;/choose&gt;">END CHOOSE</text:text-input></text:p>
                </table:table-cell>
                <table:table-cell table:style-name="Tabelle4.A1" office:value-type="string">
                  <text:p text:style-name="P2"><text:text-input text:description="&lt;work.name&gt;">NAME</text:text-input></text:p>
                </table:table-cell>
                <table:table-cell table:style-name="Tabelle4.A1" office:value-type="string">
                  <text:p text:style-name="P3"><text:text-input text:description="&lt;formatLang(work.unit_amount,float_time=True)&gt;">AMOUNT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table-cell table:style-name="Tabelle2.A1" office:value-type="string">
            <text:p text:style-name="P3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3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3"><text:text-input text:description="&lt;formatLang(day.total,float_time=True)&gt;">TOTAL</text:text-input></text:p>
          </table:table-cell>
          <table:table-cell table:style-name="Tabelle2.G1" office:value-type="string">
            <text:p text:style-name="P3"><text:text-input text:description="&lt;formatLang(day.total_saldo,float_time=True)&gt;">TOTAL_SALDO</text:text-input></text:p>
          </table:table-cell>
        </table:table-row>
      </table:table>
      <text:p text:style-name="P7"><text:text-input text:description="&lt;/for&gt;">END FOR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row table:style-name="Tabelle5.1">
          <table:table-cell table:style-name="Tabelle5.A1" table:number-rows-spanned="2" office:value-type="string">
            <text:p text:style-name="P4">Urlaub</text:p>
          </table:table-cell>
          <table:table-cell table:style-name="Tabelle5.B1" office:value-type="string">
            <text:p text:style-name="P5">Gesamt</text:p>
          </table:table-cell>
          <table:table-cell table:style-name="Tabelle5.B1" office:value-type="string">
            <text:p text:style-name="P5">Beansprucht</text:p>
          </table:table-cell>
          <table:table-cell table:style-name="Tabelle5.B1" office:value-type="string">
            <text:p text:style-name="P5">Resturlaub</text:p>
          </table:table-cell>
          <table:table-cell table:style-name="Tabelle5.E1" office:value-type="string">
            <text:p text:style-name="P5">Krankenstand</text:p>
          </table:table-cell>
          <table:table-cell table:style-name="Tabelle5.F1" table:number-rows-spanned="2" office:value-type="string">
            <text:p text:style-name="P5"><text:text-input text:description="&lt;formatLang(o.total_timesheet,float_time=True)&gt;">TOTAL_TIMESHEET</text:text-input></text:p>
          </table:table-cell>
          <table:table-cell table:style-name="Tabelle5.G1" table:number-rows-spanned="2" office:value-type="string">
            <text:p text:style-name="P5"><text:text-input text:description="&lt;formatLang(o.total_target,float_time=True)&gt;">TOTAL_TARGET</text:text-input></text:p>
          </table:table-cell>
          <table:table-cell table:style-name="Tabelle5.G1" table:number-rows-spanned="2" office:value-type="string">
            <text:p text:style-name="P5"><text:text-input text:description="&lt;formatLang(o.total_attendance,float_time=True)&gt;">TOTAL_ATTENDANCE</text:text-input></text:p>
          </table:table-cell>
          <table:table-cell table:style-name="Tabelle5.I1" table:number-rows-spanned="2" office:value-type="string">
            <text:p text:style-name="P5"><text:text-input text:description="&lt;formatLang(o.current_saldo,float_time=True)&gt;">CUR_SALDO</text:text-input></text:p>
          </table:table-cell>
        </table:table-row>
        <table:table-row table:style-name="Tabelle5.1">
          <table:covered-table-cell/>
          <table:table-cell table:style-name="Tabelle5.B2" office:value-type="string">
            <text:p text:style-name="P3"><text:text-input text:description="&lt;formatLang(o.max_leaves)&gt;">MAX_LEAVES</text:text-input></text:p>
          </table:table-cell>
          <table:table-cell table:style-name="Tabelle5.B2" office:value-type="string">
            <text:p text:style-name="P3"><text:text-input text:description="&lt;formatLang(o.leaves_taken)&gt;">LEAVES_TAKEN</text:text-input></text:p>
          </table:table-cell>
          <table:table-cell table:style-name="Tabelle5.B2" office:value-type="string">
            <text:p text:style-name="P3"><text:text-input text:description="&lt;formatLang(o.remaining_leaves)&gt;">REMAINING_LEAVES</text:text-input></text:p>
          </table:table-cell>
          <table:table-cell table:style-name="Tabelle5.E2" office:value-type="string">
            <text:p text:style-name="P3"><text:text-input text:description="&lt;formatLang(o.sick_leaves)&gt;">SICK_LEAVES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08:23:47</meta:creation-date>
    <dc:date>2015-08-05T09:31:29.139874925</dc:date>
    <meta:editing-duration>PT1H37M47S</meta:editing-duration>
    <meta:editing-cycles>21</meta:editing-cycles>
    <meta:generator>LibreOffice/4.2.8.2$Linux_X86_64 LibreOffice_project/420m0$Build-2</meta:generator>
    <meta:document-statistic meta:table-count="5" meta:image-count="0" meta:object-count="0" meta:page-count="1" meta:paragraph-count="57" meta:word-count="157" meta:character-count="634" meta:non-whitespace-character-count="608"/>
  </office:meta>
</office:document-meta>
</file>